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e33a" officeooo:paragraph-rsid="0015e33a"/>
    </style:style>
    <style:style style:name="P2" style:family="paragraph" style:parent-style-name="Standard">
      <style:text-properties officeooo:rsid="0015e33a" officeooo:paragraph-rsid="0016ceef"/>
    </style:style>
    <style:style style:name="P3" style:family="paragraph" style:parent-style-name="Standard">
      <style:text-properties officeooo:rsid="0016ceef" officeooo:paragraph-rsid="0016ceef"/>
    </style:style>
    <style:style style:name="P4" style:family="paragraph" style:parent-style-name="Standard">
      <style:text-properties officeooo:rsid="0016ceef" officeooo:paragraph-rsid="0018659e"/>
    </style:style>
    <style:style style:name="P5" style:family="paragraph" style:parent-style-name="Standard">
      <style:text-properties officeooo:rsid="0016ceef" officeooo:paragraph-rsid="001bcb3d"/>
    </style:style>
    <style:style style:name="P6" style:family="paragraph" style:parent-style-name="Standard">
      <style:text-properties officeooo:rsid="0018659e" officeooo:paragraph-rsid="0018659e"/>
    </style:style>
    <style:style style:name="P7" style:family="paragraph" style:parent-style-name="Standard">
      <style:text-properties officeooo:rsid="0018659e" officeooo:paragraph-rsid="0019cf0f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18659e" officeooo:paragraph-rsid="0018659e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6ceef" officeooo:paragraph-rsid="0016ceef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1de0e5" officeooo:paragraph-rsid="001de0e5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rsid="0019cf0f" officeooo:paragraph-rsid="0019cf0f"/>
    </style:style>
    <style:style style:name="P12" style:family="paragraph" style:parent-style-name="Standard">
      <style:text-properties officeooo:rsid="001bff68" officeooo:paragraph-rsid="001bff68"/>
    </style:style>
    <style:style style:name="P13" style:family="paragraph" style:parent-style-name="Standard">
      <style:text-properties officeooo:rsid="001bff68" officeooo:paragraph-rsid="001cd689"/>
    </style:style>
    <style:style style:name="P14" style:family="paragraph" style:parent-style-name="Standard">
      <style:text-properties officeooo:rsid="001de0e5" officeooo:paragraph-rsid="001de0e5"/>
    </style:style>
    <style:style style:name="P15" style:family="paragraph" style:parent-style-name="Standard">
      <style:text-properties officeooo:rsid="001e8b45" officeooo:paragraph-rsid="001e8b45"/>
    </style:style>
    <style:style style:name="T1" style:family="text">
      <style:text-properties officeooo:rsid="0016ceef"/>
    </style:style>
    <style:style style:name="T2" style:family="text">
      <style:text-properties officeooo:rsid="0018659e"/>
    </style:style>
    <style:style style:name="T3" style:family="text">
      <style:text-properties officeooo:rsid="0019cf0f"/>
    </style:style>
    <style:style style:name="T4" style:family="text">
      <style:text-properties officeooo:rsid="001bcb3d"/>
    </style:style>
    <style:style style:name="T5" style:family="text">
      <style:text-properties officeooo:rsid="001cd689"/>
    </style:style>
    <style:style style:name="T6" style:family="text">
      <style:text-properties officeooo:rsid="001f27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D2 – Rappel de cours</text:p>
      <text:p text:style-name="P1"/>
      <text:p text:style-name="P1">1)</text:p>
      <text:p text:style-name="P1"/>
      <text:p text:style-name="P1">DECLARE </text:p>
      <text:p text:style-name="P1"><text:tab/>Nom_emp EMP.ENAME%TYPE ;</text:p>
      <text:p text:style-name="P1">BEGIN</text:p>
      <text:p text:style-name="P1"><text:tab/>SELECT ename</text:p>
      <text:p text:style-name="P1"><text:tab/>into </text:p>
      <text:p text:style-name="P1"/>
      <text:p text:style-name="P1">2)</text:p>
      <text:p text:style-name="P1">D<text:span text:style-name="T1">EC</text:span>LARE </text:p>
      <text:p text:style-name="P1"><text:tab/>var1 <text:tab/><text:tab/>pls_integer</text:p>
      <text:p text:style-name="P1"><text:tab/>var2 <text:tab/><text:tab/>pls_integer</text:p>
      <text:p text:style-name="P1"><text:tab/>somme<text:tab/><text:tab/>pls_integer</text:p>
      <text:p text:style-name="P1">BEGIN</text:p>
      <text:p text:style-name="P1"><text:tab/>var1 := &amp;entrer_une_valeur_au_clavier</text:p>
      <text:p text:style-name="P2"><text:tab/><text:span text:style-name="T1">var2 := </text:span>&amp;entrer_une_valeur_au_clavier</text:p>
      <text:p text:style-name="P2"/>
      <text:p text:style-name="P2"/>
      <text:p text:style-name="P9">TD2 - <text:span text:style-name="T2">Exercice</text:span></text:p>
      <text:p text:style-name="P3"/>
      <text:p text:style-name="P3">1)</text:p>
      <text:p text:style-name="P3">DECLARE </text:p>
      <text:p text:style-name="P3">numeroEmploye Employe.numero%TYPE;</text:p>
      <text:p text:style-name="P3">nomEmploye Employe.nom%TYPE;</text:p>
      <text:p text:style-name="P3">prenomEmploye Employe.prenom%TYPE;</text:p>
      <text:p text:style-name="P3">adresseEmploye Employe.adresse%TYPE;</text:p>
      <text:p text:style-name="P3"/>
      <text:p text:style-name="P3">BEGIN</text:p>
      <text:p text:style-name="P3">numeroEmploye:= &amp;entrer_une_valeur;</text:p>
      <text:p text:style-name="P3">nomEmploye:= &amp;entrer_une_valeur;</text:p>
      <text:p text:style-name="P3">prenomEmploye:= &amp;entrer_une_valeur;</text:p>
      <text:p text:style-name="P3">adresseEmploye:= &amp;entrer_une_valeur;</text:p>
      <text:p text:style-name="P4">INSERT INTO Employe VALUES (numeroEmploye, nomEmplo<text:span text:style-name="T2">y</text:span>e, prenomEmploye, adresseEmploye);</text:p>
      <text:p text:style-name="P6">DBMS_OUTPUT.PUT_LINE(« Employé Inséré »);</text:p>
      <text:p text:style-name="P6"/>
      <text:p text:style-name="P6">2)</text:p>
      <text:p text:style-name="P6">DECLARE</text:p>
      <text:p text:style-name="P6"><text:tab/><text:span text:style-name="T3">V</text:span>arnumero <text:tab/><text:tab/>pls_integer;</text:p>
      <text:p text:style-name="P6">BEGIN</text:p>
      <text:p text:style-name="P6"><text:tab/><text:span text:style-name="T3">Varnumero := &amp;Numero_Employe;</text:span></text:p>
      <text:p text:style-name="P6"><text:tab/>SELECT * </text:p>
      <text:p text:style-name="P6"><text:tab/><text:span text:style-name="T3">INTo</text:span> data<text:span text:style-name="T3">E</text:span>mp</text:p>
      <text:p text:style-name="P6"><text:tab/>FROM Employe.adresse<text:tab/></text:p>
      <text:p text:style-name="P6"><text:tab/>WHERE numero = <text:span text:style-name="T3">V</text:span>arnumero</text:p>
      <text:p text:style-name="P7"><text:tab/>END;</text:p>
      <text:p text:style-name="P7"><text:tab/>DBMS_OUTPUT.PUT_LINE(‘ <text:span text:style-name="T3">Nom :</text:span> ‘ <text:span text:style-name="T3">|| dataEmp.Nom</text:span>);</text:p>
      <text:p text:style-name="P7"><text:tab/>DBMS_OUTPUT.PUT_LINE(‘ <text:span text:style-name="T3">Prenom :</text:span> ‘ <text:span text:style-name="T3">|| dataEmp.Prenom</text:span>);</text:p>
      <text:p text:style-name="P7"><text:tab/>DBMS_OUTPUT.PUT_LINE(‘ <text:span text:style-name="T3">Adresse :</text:span> ‘ <text:span text:style-name="T3">|| dataEmp.Adresse</text:span>);</text:p>
      <text:p text:style-name="P6"/>
      <text:p text:style-name="P11"><text:soft-page-break/>3)</text:p>
      <text:p text:style-name="P7">DECLARE</text:p>
      <text:p text:style-name="P5"><text:span text:style-name="T4"><text:tab/>moyPrix <text:tab/>Produit.PrixUnitaire</text:span>%TYPE;</text:p>
      <text:p text:style-name="P5"><text:span text:style-name="T4"><text:tab/>numHyper</text:span> <text:tab/>Employe.nom%TYPE;</text:p>
      <text:p text:style-name="P7">BEGIN</text:p>
      <text:p text:style-name="P7"><text:tab/><text:span text:style-name="T4">SELECT AVG(p.PrixUnitaire) INTO moyPrix</text:span></text:p>
      <text:p text:style-name="P7"><text:tab/><text:span text:style-name="T4">FROM Produit AS p</text:span></text:p>
      <text:p text:style-name="P7"><text:tab/><text:span text:style-name="T4">INNER JOIN Rayon AS n ON r.numero = p.numero</text:span></text:p>
      <text:p text:style-name="P7"><text:tab/><text:span text:style-name="T4">INNER JOIN Hypermarche AS r ON r.numero = r.numeroHyper </text:span></text:p>
      <text:p text:style-name="P7"><text:tab/><text:span text:style-name="T4">WHERE r.numero = numHyper</text:span></text:p>
      <text:p text:style-name="P7"><text:tab/><text:span text:style-name="T4">DBMS_OUTPUT.PUT_LINE(‘Moyenne : ’ || to_char(moyPrix) );</text:span></text:p>
      <text:p text:style-name="P7"><text:tab/></text:p>
      <text:p text:style-name="P11"><text:tab/></text:p>
      <text:p text:style-name="P12">4)</text:p>
      <text:p text:style-name="P12">DECLARE</text:p>
      <text:p text:style-name="P12"><text:tab/><text:span text:style-name="T5">num_Produit <text:tab/><text:tab/>produits.numero%TYPE;</text:span></text:p>
      <text:p text:style-name="P13"><text:tab/><text:span text:style-name="T5">num_Promotion<text:tab/>promotion.numero%TYPE;</text:span></text:p>
      <text:p text:style-name="P13"><text:span text:style-name="T5"><text:tab/>trouve<text:tab/><text:tab/><text:tab/>Number:= 0;</text:span></text:p>
      <text:p text:style-name="P13"><text:span text:style-name="T5">BEGIN</text:span></text:p>
      <text:p text:style-name="P13"><text:span text:style-name="T5"><text:tab/>WHILE (trouve &lt;&gt; d)</text:span></text:p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oft-page-break/>Procédures </text:p>
      <text:p text:style-name="P14"/>
      <text:p text:style-name="P14"/>
      <text:p text:style-name="P14">DECLARE</text:p>
      <text:p text:style-name="P14"><text:tab/><text:span text:style-name="T6">Salaire emp.sal </text:span></text:p>
      <text:p text:style-name="P15">BEGIN</text:p>
      <text:p text:style-name="P14"><text:tab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9:23:27.505000000</meta:creation-date>
    <meta:generator>LibreOffice/5.4.5.1$Windows_X86_64 LibreOffice_project/79c9829dd5d8054ec39a82dc51cd9eff340dbee8</meta:generator>
    <dc:date>2018-11-09T11:54:18.896000000</dc:date>
    <meta:editing-duration>PT1H13M14S</meta:editing-duration>
    <meta:editing-cycles>4</meta:editing-cycles>
    <meta:document-statistic meta:table-count="0" meta:image-count="0" meta:object-count="0" meta:page-count="3" meta:paragraph-count="67" meta:word-count="161" meta:character-count="1448" meta:non-whitespace-character-count="1294"/>
  </office:meta>
</office:document-meta>
</file>